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1" table:default-cell-style-name="ce3"/>
        <table:table-column table:style-name="co2" table:default-cell-style-name="ce3"/>
        <table:table-column table:style-name="co6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4"/>
          <table:table-cell table:style-name="ce1" office:value-type="string" calcext:value-type="string">
            <text:p>MARIKINA ORTHOPEDIC SPECIALTY CLINIC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4"/>
          <table:table-cell table:style-name="ce2" office:value-type="string" calcext:value-type="string">
            <text:p>X-RAY PRICE LIST (EFFECTIVE: 2020-09-01)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HEST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HEST (ADULT)</text:p>
          </table:table-cell>
          <table:table-cell office:value-type="string" calcext:value-type="string">
            <text:p>PA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HOULDER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WRIST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AND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ELBOW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FOREARM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UMERUS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P/OBLIQUE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NKLE</text:p>
          </table:table-cell>
          <table:table-cell office:value-type="string" calcext:value-type="string">
            <text:p>AP/LAT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ANKLE/FOOT</text:p>
          </table:table-cell>
          <table:table-cell office:value-type="string" calcext:value-type="string">
            <text:p>AP/LAT/OBLIQUE ( 3:1 )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BOTH OS CALSIS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EG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EG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NEE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KNEE / PATELLA</text:p>
          </table:table-cell>
          <table:table-cell office:value-type="string" calcext:value-type="string">
            <text:p>AP/LAT/SKYLINE (3:1)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FEMUR (ADULT)</text:p>
          </table:table-cell>
          <table:table-cell office:value-type="string" calcext:value-type="string">
            <text:p>AP/LAT</text:p>
          </table:table-cell>
          <table:table-cell office:value-type="float" office:value="650" calcext:value-type="float">
            <text:p>650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EMUR (PEDIA)</text:p>
          </table:table-cell>
          <table:table-cell office:value-type="string" calcext:value-type="string">
            <text:p>AP/LA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SKUL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AP/LAT, R/L OBLIQUE</text:p>
          </table:table-cell>
          <table:table-cell office:value-type="float" office:value="1400" calcext:value-type="float">
            <text:p>1400</text:p>
          </table:table-cell>
          <table:table-cell office:value-type="float" office:value="1120" calcext:value-type="float">
            <text:p>1120</text:p>
          </table:table-cell>
        </table:table-row>
        <table:table-row table:style-name="ro3"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, R/L OBLIQUE</text:p>
          </table:table-cell>
          <table:table-cell office:value-type="float" office:value="1050" calcext:value-type="float">
            <text:p>1050</text:p>
          </table:table-cell>
          <table:table-cell office:value-type="float" office:value="840" calcext:value-type="float">
            <text:p>840</text:p>
          </table:table-cell>
        </table:table-row>
        <table:table-row table:style-name="ro4"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ERVICAL</text:p>
          </table:table-cell>
          <table:table-cell office:value-type="string" calcext:value-type="string">
            <text:p>LAT ONLY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-CAGE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ELVIS</text:p>
          </table:table-cell>
          <table:table-cell office:value-type="string" calcext:value-type="string">
            <text:p>AP ONLY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PELVIS / HIP JOINTS</text:p>
          </table:table-cell>
          <table:table-cell office:value-type="string" calcext:value-type="string">
            <text:p>AP/FROG LEG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-UPRIGHT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AP, R/L BENDING</text:p>
          </table:table-cell>
          <table:table-cell office:value-type="float" office:value="1800" calcext:value-type="float">
            <text:p>180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3"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  <table:table-cell/>
          <table:table-cell office:value-type="string" calcext:value-type="string">
            <text:p>THORACO-LUMBAR</text:p>
          </table:table-cell>
          <table:table-cell office:value-type="string" calcext:value-type="string">
            <text:p>SCOLIOSIS SERIES</text:p>
          </table:table-cell>
          <table:table-cell office:value-type="float" office:value="450" calcext:value-type="float">
            <text:p>450</text:p>
          </table:table-cell>
          <table:table-cell table:style-name="ce4" office:value-type="string" calcext:value-type="string">
            <text:p>ALREADY</text:p>
            <text:p>DISCOUNTED</text:p>
          </table:table-cell>
        </table:table-row>
        <table:table-row table:style-name="ro2"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3"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HIPS AP, L-S 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4"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UMBO-SACRAL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5"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UMBO-SACRAL </text:p>
            <text:p>TO LOWER THORACIC</text:p>
          </table:table-cell>
          <table:table-cell office:value-type="string" calcext:value-type="string">
            <text:p>AP/LAT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AP/LAT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</table:table-row>
        <table:table-row table:style-name="ro4"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CCYX</text:p>
          </table:table-cell>
          <table:table-cell office:value-type="string" calcext:value-type="string">
            <text:p>LAT ONLY</text:p>
          </table:table-cell>
          <table:table-cell office:value-type="float" office:value="450" calcext:value-type="float">
            <text:p>450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BOTH LOWER EXTREMITIES</text:p>
          </table:table-cell>
          <table:table-cell office:value-type="string" calcext:value-type="string">
            <text:p>(PEDIA) AP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OTH LOWER EXTREMITIES</text:p>
          </table:table-cell>
          <table:table-cell office:value-type="string" calcext:value-type="string">
            <text:p>(PEDIA) AP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0.499cm" fo:margin-bottom="0.499cm" fo:margin-left="0.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09:49:28.551815848</meta:creation-date>
    <dc:date>2020-08-27T10:58:49.059713224</dc:date>
    <meta:editing-duration>PT58M59S</meta:editing-duration>
    <meta:editing-cycles>33</meta:editing-cycles>
    <meta:generator>LibreOffice/6.4.4.2$Linux_X86_64 LibreOffice_project/40$Build-2</meta:generator>
    <meta:print-date>2020-08-27T10:57:15.129828328</meta:print-date>
    <meta:document-statistic meta:table-count="1" meta:cell-count="324" meta:object-count="0"/>
  </office:meta>
</office:document-meta>
</file>